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ans of the numbers</text:p>
      <text:p text:style-name="Standard">7th number</text:p>
      <text:p text:style-name="Standard">trial 1:</text:p>
      <text:p text:style-name="Standard">iterative int: 2.0(ms)</text:p>
      <text:p text:style-name="Standard">recursive long: 0.0(ms)</text:p>
      <text:p text:style-name="Standard">iterative long: 0.0(ms)</text:p>
      <text:p text:style-name="Standard">recursive int: 2.0(ms)</text:p>
      <text:p text:style-name="Standard"/>
      <text:p text:style-name="Standard">trial 2:</text:p>
      <text:p text:style-name="Standard">iterative int: 2.0(ms)</text:p>
      <text:p text:style-name="Standard">recursive long: 0.0(ms)</text:p>
      <text:p text:style-name="Standard">iterative long: 0.0(ms)</text:p>
      <text:p text:style-name="Standard">recursive int: 1.0(ms)</text:p>
      <text:p text:style-name="Standard"><text:s/></text:p>
      <text:p text:style-name="Standard">trial 3:</text:p>
      <text:p text:style-name="Standard">iterative int: 1.0(ms)</text:p>
      <text:p text:style-name="Standard">recursive long: 0.0(ms)</text:p>
      <text:p text:style-name="Standard">iterative long: 0.0(ms)</text:p>
      <text:p text:style-name="Standard">recursive int: 2.0(ms)</text:p>
      <text:p text:style-name="Standard"/>
      <text:p text:style-name="Standard">trial 4:</text:p>
      <text:p text:style-name="Standard">iterative int: 1.0(ms)</text:p>
      <text:p text:style-name="Standard">recursive long: 0.0(ms)</text:p>
      <text:p text:style-name="Standard">iterative long: 0.0(ms)</text:p>
      <text:p text:style-name="Standard">recursive int: 2.0(ms)</text:p>
      <text:p text:style-name="Standard"/>
      <text:p text:style-name="Standard">trial 5:</text:p>
      <text:p text:style-name="Standard">iterative int: 2.0(ms)</text:p>
      <text:p text:style-name="Standard">recursive long: 0.0(ms)</text:p>
      <text:p text:style-name="Standard">iterative long: 0.0(ms)</text:p>
      <text:p text:style-name="Standard">recursive int: 1.0(ms)</text:p>
      <text:p text:style-name="Standard"/>
      <text:p text:style-name="Standard">Means for the 7th numbers</text:p>
      <text:p text:style-name="Standard">iterative int: 2.0, 2.0, 2.0, 1.0, 1.0 (1.6ms)</text:p>
      <text:p text:style-name="Standard">iterative long: 0.0, 0.0, 0.0, 0.0, 0.0 (0.0ms)</text:p>
      <text:p text:style-name="Standard">recursive int: 2.0, 2.0, 2.0, 1.0, 1.0 (1.6ms)</text:p>
      <text:p text:style-name="Standard">recursive long: 0.0, 0.0, 0.0, 0.0, 0.0 (0.0ms)</text:p>
      <text:p text:style-name="Standard"/>
      <text:p text:style-name="Standard">13th number</text:p>
      <text:p text:style-name="Standard">trial1:</text:p>
      <text:p text:style-name="Standard">iterative int: 2.0</text:p>
      <text:p text:style-name="Standard">recursive long: 0.0</text:p>
      <text:p text:style-name="Standard">iterative long: 0.0</text:p>
      <text:p text:style-name="Standard">recursive int: 1.0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trial2:</text:p>
      <text:p text:style-name="Standard">iterative int: 1.0</text:p>
      <text:p text:style-name="Standard">recursive long: 0.0 </text:p>
      <text:p text:style-name="Standard">iterative long: 0.0</text:p>
      <text:p text:style-name="Standard">recursive int: 2.0</text:p>
      <text:p text:style-name="Standard"/>
      <text:p text:style-name="Standard">trial3:</text:p>
      <text:p text:style-name="Standard">iterative int: 1.0</text:p>
      <text:p text:style-name="Standard">recursive long: 0.0</text:p>
      <text:p text:style-name="Standard">iterative long: 0.0</text:p>
      <text:p text:style-name="Standard">recursive int: 2.0</text:p>
      <text:p text:style-name="Standard"/>
      <text:p text:style-name="Standard">trial4:</text:p>
      <text:p text:style-name="Standard">iterative int: 2.0</text:p>
      <text:p text:style-name="Standard">recursive long: 0.0</text:p>
      <text:p text:style-name="Standard">iterative long: 0.0</text:p>
      <text:p text:style-name="Standard">recursive int: 2.0</text:p>
      <text:p text:style-name="Standard"/>
      <text:p text:style-name="Standard">trial5:</text:p>
      <text:p text:style-name="Standard">iterative int: 1.0</text:p>
      <text:p text:style-name="Standard">recursive long: 0.0</text:p>
      <text:p text:style-name="Standard">iterative long: 0.0</text:p>
      <text:p text:style-name="Standard">recursive int: 2.0</text:p>
      <text:p text:style-name="Standard"/>
      <text:p text:style-name="Standard">Means for the 13th number</text:p>
      <text:p text:style-name="Standard">iterative int: 2.0, 2.0, 1.0, 1.0 1.0(1.4ms)</text:p>
      <text:p text:style-name="Standard">recursive long: 0.0, 0.0, 0.0, 0.0, 0.0(0.0ms)</text:p>
      <text:p text:style-name="Standard">iterative long: 0.0, 0.0, 0.0, 0.0, 0.0(0.0ms)</text:p>
      <text:p text:style-name="Standard">recursive int: 2.0, 2.0, 2.0, 2.0, 1.0(1.8ms)</text:p>
      <text:p text:style-name="Standard"/>
      <text:p text:style-name="Standard">15 number</text:p>
      <text:p text:style-name="Standard">trial1:</text:p>
      <text:p text:style-name="Standard">iterative int: 1.0</text:p>
      <text:p text:style-name="Standard">recursive long: 0.0</text:p>
      <text:p text:style-name="Standard">iterative long: 0.0</text:p>
      <text:p text:style-name="Standard">recursive int: 1.0</text:p>
      <text:p text:style-name="Standard"/>
      <text:p text:style-name="Standard">trial2:</text:p>
      <text:p text:style-name="Standard">iterative int: 2.0</text:p>
      <text:p text:style-name="Standard">recursive long: 0.0</text:p>
      <text:p text:style-name="Standard">iterative long: 0.0</text:p>
      <text:p text:style-name="Standard">recursive int: 1.0</text:p>
      <text:p text:style-name="Standard"/>
      <text:p text:style-name="Standard">trial3:</text:p>
      <text:p text:style-name="Standard">iterative int: 1.0</text:p>
      <text:p text:style-name="Standard">recursive long: 0.0</text:p>
      <text:p text:style-name="Standard">iterative long: 0.0</text:p>
      <text:p text:style-name="Standard">recursive int: 1.0</text:p>
      <text:p text:style-name="Standard"/>
      <text:p text:style-name="Standard"><text:soft-page-break/>trial4:</text:p>
      <text:p text:style-name="Standard">iterative int: 1.0</text:p>
      <text:p text:style-name="Standard">recursive long: 0.0</text:p>
      <text:p text:style-name="Standard">iterative long: 0.0</text:p>
      <text:p text:style-name="Standard">recursive int: 2.0</text:p>
      <text:p text:style-name="Standard"/>
      <text:p text:style-name="Standard">trial5:</text:p>
      <text:p text:style-name="Standard">iterative int: 1.0</text:p>
      <text:p text:style-name="Standard">recursive long: 1.0</text:p>
      <text:p text:style-name="Standard">iterative long: 0.0</text:p>
      <text:p text:style-name="Standard">recursive int: 1.0</text:p>
      <text:p text:style-name="Standard"/>
      <text:p text:style-name="Standard">means for the 15th number</text:p>
      <text:p text:style-name="Standard">iterative int: 2.0, 1.0, 1.0, 1.0, 1.0(1.2ms)</text:p>
      <text:p text:style-name="Standard">recursive long: 1.0, 0.0, 0.0, 0.0, 0.0(0.2ms)</text:p>
      <text:p text:style-name="Standard">iterative long: 0.0, 0.0, 0.0, 0.0, 0.0(0.0ms)</text:p>
      <text:p text:style-name="Standard">recursive int: 2.0, 1.0, 1.0, 1.0, 1.0(1.2ms)</text:p>
      <text:p text:style-name="Standard"/>
      <text:p text:style-name="Standard">8th number</text:p>
      <text:p text:style-name="Standard">trial1:</text:p>
      <text:p text:style-name="Standard">iterative int: 1.0</text:p>
      <text:p text:style-name="Standard">recursive long: 0.0</text:p>
      <text:p text:style-name="Standard">iterative long: 0.0</text:p>
      <text:p text:style-name="Standard">recursive int: 1.0</text:p>
      <text:p text:style-name="Standard"/>
      <text:p text:style-name="Standard">trial2:</text:p>
      <text:p text:style-name="Standard">iterative int: 1.0</text:p>
      <text:p text:style-name="Standard">recursive long: 0.0</text:p>
      <text:p text:style-name="Standard">iterative long: 0.0</text:p>
      <text:p text:style-name="Standard">recursive int: 1.0</text:p>
      <text:p text:style-name="Standard"/>
      <text:p text:style-name="Standard">trial3:</text:p>
      <text:p text:style-name="Standard">iterative int: 1.0</text:p>
      <text:p text:style-name="Standard">recursive long: 0.0</text:p>
      <text:p text:style-name="Standard">iterative long: 0.0</text:p>
      <text:p text:style-name="Standard">recursive int: 1.0</text:p>
      <text:p text:style-name="Standard"/>
      <text:p text:style-name="Standard">trial4:</text:p>
      <text:p text:style-name="Standard">iterative int: 1.0</text:p>
      <text:p text:style-name="Standard">recursive long: 0.0</text:p>
      <text:p text:style-name="Standard">iterative long: 0.0</text:p>
      <text:p text:style-name="Standard">recursive int: 1.0</text:p>
      <text:p text:style-name="Standard"/>
      <text:p text:style-name="Standard">trial5:</text:p>
      <text:p text:style-name="Standard">iterative int: 1.0</text:p>
      <text:p text:style-name="Standard">recursive long: 0.0</text:p>
      <text:p text:style-name="Standard">iterative long: 0.0</text:p>
      <text:p text:style-name="Standard">recursive int: 1.0</text:p>
      <text:p text:style-name="Standard"/>
      <text:p text:style-name="Standard"><text:soft-page-break/>Means for the 8th number</text:p>
      <text:p text:style-name="Standard">iterative int: 1.0</text:p>
      <text:p text:style-name="Standard">recursive long: 0.0</text:p>
      <text:p text:style-name="Standard">iterative long: 0.0</text:p>
      <text:p text:style-name="Standard">recursive int: 1.0</text:p>
      <text:p text:style-name="Standard"/>
      <text:p text:style-name="Standard">18th number</text:p>
      <text:p text:style-name="Standard">trial1:</text:p>
      <text:p text:style-name="Standard">iterative int: 1.0</text:p>
      <text:p text:style-name="Standard">recursive long: 1.0</text:p>
      <text:p text:style-name="Standard">iterative long: 0.0</text:p>
      <text:p text:style-name="Standard">recursive int: 2.0</text:p>
      <text:p text:style-name="Standard"/>
      <text:p text:style-name="Standard">trial2:</text:p>
      <text:p text:style-name="Standard">iterative int: 1.0</text:p>
      <text:p text:style-name="Standard">recursive long: 1.0</text:p>
      <text:p text:style-name="Standard">iterative long: 0.0</text:p>
      <text:p text:style-name="Standard">recursive int: 2.0</text:p>
      <text:p text:style-name="Standard"/>
      <text:p text:style-name="Standard">trial3:</text:p>
      <text:p text:style-name="Standard">iterative int: 2.0</text:p>
      <text:p text:style-name="Standard">recursive long: 0.0</text:p>
      <text:p text:style-name="Standard">iterative long: 0.0</text:p>
      <text:p text:style-name="Standard">recursive int: 1.0</text:p>
      <text:p text:style-name="Standard"/>
      <text:p text:style-name="Standard">trial4:</text:p>
      <text:p text:style-name="Standard">iterative int:1.0</text:p>
      <text:p text:style-name="Standard">recursive long: 0.0</text:p>
      <text:p text:style-name="Standard">iterative long: 0.0</text:p>
      <text:p text:style-name="Standard">recursive int: 2.0</text:p>
      <text:p text:style-name="Standard"/>
      <text:p text:style-name="Standard">trial5:</text:p>
      <text:p text:style-name="Standard">iterative int: 1.0</text:p>
      <text:p text:style-name="Standard">recursive long: 1.0</text:p>
      <text:p text:style-name="Standard">iterative long: 0.0</text:p>
      <text:p text:style-name="Standard">recursive int: 2.0</text:p>
      <text:p text:style-name="Standard"/>
      <text:p text:style-name="Standard">Means for the 18th number</text:p>
      <text:p text:style-name="Standard">iterative int: 2.0, 1.0, 1.0, 1.0, 1.0(1.2ms)</text:p>
      <text:p text:style-name="Standard">recursive long: 1.0, 1.0, 1.0, 0.0, 0.0(0.6ms)</text:p>
      <text:p text:style-name="Standard">iterative long:0.0ms</text:p>
      <text:p text:style-name="Standard">recursive int: 2.0, 2.0 2.0, 2.0 1.0(1.8ms)</text:p>
      <text:p text:style-name="Standard"><text:s/></text:p>
      <text:p text:style-name="Standard">23rd number</text:p>
      <text:p text:style-name="Standard">trial1:</text:p>
      <text:p text:style-name="Standard">iterative int: 1.0</text:p>
      <text:p text:style-name="Standard">recursive long: 2.0</text:p>
      <text:p text:style-name="Standard">iterative long: 0.0</text:p>
      <text:p text:style-name="Standard">recursive int: 7.0</text:p>
      <text:p text:style-name="Standard"><text:soft-page-break/></text:p>
      <text:p text:style-name="Standard">trial2:</text:p>
      <text:p text:style-name="Standard">iterative int: 1.0</text:p>
      <text:p text:style-name="Standard">recursive long: 3.0</text:p>
      <text:p text:style-name="Standard">iterative long: 0.0</text:p>
      <text:p text:style-name="Standard">recursive int: 7.0</text:p>
      <text:p text:style-name="Standard"/>
      <text:p text:style-name="Standard">trial3:</text:p>
      <text:p text:style-name="Standard">iterative int: 2.0</text:p>
      <text:p text:style-name="Standard">recursive long: 3.0</text:p>
      <text:p text:style-name="Standard">iterative long: 0.0</text:p>
      <text:p text:style-name="Standard">recursive int: 8.0</text:p>
      <text:p text:style-name="Standard"/>
      <text:p text:style-name="Standard">trial4:</text:p>
      <text:p text:style-name="Standard">iterative int: 1.0</text:p>
      <text:p text:style-name="Standard">recursive long: 3.0</text:p>
      <text:p text:style-name="Standard">iterative long: 0.0</text:p>
      <text:p text:style-name="Standard">recursive int: 9.0</text:p>
      <text:p text:style-name="Standard"/>
      <text:p text:style-name="Standard">trial5:</text:p>
      <text:p text:style-name="Standard">iterative int: 2.0</text:p>
      <text:p text:style-name="Standard">recursive long: 2.0</text:p>
      <text:p text:style-name="Standard">iterative long: 0.0</text:p>
      <text:p text:style-name="Standard">recursive int: 8.0</text:p>
      <text:p text:style-name="Standard"/>
      <text:p text:style-name="Standard">means for the 23rd number</text:p>
      <text:p text:style-name="Standard">iterative int: 2.0, 2.0, 1.0, 1.0, 1.0(1.4ms)</text:p>
      <text:p text:style-name="Standard">recursive long: 3.0, 3.0, 3.0, 2.0, 2.0(2.6ms)</text:p>
      <text:p text:style-name="Standard">iterative long:0.0ms</text:p>
      <text:p text:style-name="Standard">recursive int: 7.0, 7.0, 8.0, 8.0, 9.0 (7.8ms)</text:p>
      <text:p text:style-name="Standard"/>
      <text:p text:style-name="Standard">36th number</text:p>
      <text:p text:style-name="Standard"/>
      <text:p text:style-name="Standard">trial1:</text:p>
      <text:p text:style-name="Standard">iterative int: 2.0</text:p>
      <text:p text:style-name="Standard">recursive long: 91.0</text:p>
      <text:p text:style-name="Standard">iterative long: 0.0</text:p>
      <text:p text:style-name="Standard">recursive int: 90.0</text:p>
      <text:p text:style-name="Standard"/>
      <text:p text:style-name="Standard">trial2:</text:p>
      <text:p text:style-name="Standard">iterative int: 2.0</text:p>
      <text:p text:style-name="Standard">recursive long: 87.0</text:p>
      <text:p text:style-name="Standard">iterative long: 0.0</text:p>
      <text:p text:style-name="Standard">recursive int: 90.0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trial3:</text:p>
      <text:p text:style-name="Standard">iterative int: 2.0</text:p>
      <text:p text:style-name="Standard">recursive long: 90.0</text:p>
      <text:p text:style-name="Standard">iterative long: 0.0</text:p>
      <text:p text:style-name="Standard">recursive int: 90.0</text:p>
      <text:p text:style-name="Standard"/>
      <text:p text:style-name="Standard">trial4:</text:p>
      <text:p text:style-name="Standard">iterative int: 1.0</text:p>
      <text:p text:style-name="Standard">recursive long: 87.0</text:p>
      <text:p text:style-name="Standard">iterative long: 0.0</text:p>
      <text:p text:style-name="Standard">recursive int: 93.0</text:p>
      <text:p text:style-name="Standard"/>
      <text:p text:style-name="Standard">trial5:</text:p>
      <text:p text:style-name="Standard">iterative int: 1.0</text:p>
      <text:p text:style-name="Standard">recursive long: 86.0</text:p>
      <text:p text:style-name="Standard">iterative long: 0.0</text:p>
      <text:p text:style-name="Standard">recursive int: 94.0</text:p>
      <text:p text:style-name="Standard"/>
      <text:p text:style-name="Standard">mean for the 36th number</text:p>
      <text:p text:style-name="Standard">iterative int: 2.0, 2.0, 2.0, 1.0, 1.0(1.6ms)</text:p>
      <text:p text:style-name="Standard">recursive long: 91.0, 87.0, 90.0, 87.0, 86.0(88.2)</text:p>
      <text:p text:style-name="Standard">iterative long: 0.0ms</text:p>
      <text:p text:style-name="Standard">recursive int: 90.0, 90.0, 90.0, 93.0, 94.0(91.4ms)</text:p>
      <text:p text:style-name="Standard"/>
      <text:p text:style-name="Standard">42th number<text:line-break/>trial1:</text:p>
      <text:p text:style-name="Standard">iterative int: 2.0</text:p>
      <text:p text:style-name="Standard">recursive long: 1509.0</text:p>
      <text:p text:style-name="Standard">iterative long: 0.0</text:p>
      <text:p text:style-name="Standard">recursive int: 1499.0</text:p>
      <text:p text:style-name="Standard"/>
      <text:p text:style-name="Standard">trial2:</text:p>
      <text:p text:style-name="Standard">iterative int: 1.0</text:p>
      <text:p text:style-name="Standard">recursive long: 1504.0</text:p>
      <text:p text:style-name="Standard">iterative long: 0.0</text:p>
      <text:p text:style-name="Standard">recursive int: 1495.0</text:p>
      <text:p text:style-name="Standard"/>
      <text:p text:style-name="Standard">trial3:</text:p>
      <text:p text:style-name="Standard">iterative int: 2.0</text:p>
      <text:p text:style-name="Standard">recursive long: 1506.0</text:p>
      <text:p text:style-name="Standard">iterative long: 0.0</text:p>
      <text:p text:style-name="Standard">recursive int: 1500.0</text:p>
      <text:p text:style-name="Standard"/>
      <text:p text:style-name="Standard">trial4:</text:p>
      <text:p text:style-name="Standard">iterative int: 1.0</text:p>
      <text:p text:style-name="Standard">recursive long: 1509.0</text:p>
      <text:p text:style-name="Standard">iterative long: 0.0</text:p>
      <text:p text:style-name="Standard">recursive int: 1506.0</text:p>
      <text:p text:style-name="Standard"/>
      <text:p text:style-name="Standard"><text:soft-page-break/>trial5:</text:p>
      <text:p text:style-name="Standard">iterative int:1.0</text:p>
      <text:p text:style-name="Standard">recursive long: 1508.0</text:p>
      <text:p text:style-name="Standard">iterative long: 0.0</text:p>
      <text:p text:style-name="Standard">recursive int: 1497.0</text:p>
      <text:p text:style-name="Standard"/>
      <text:p text:style-name="Standard">means for the 42nd number</text:p>
      <text:p text:style-name="Standard">iterative int: 1.0, 1.0, 1.0, 2.0, 2.0(1.4ms)</text:p>
      <text:p text:style-name="Standard">recursive long: 1509.0, 1504.0, 1506.0, 1509.0, 1508.0(1507.2ms)</text:p>
      <text:p text:style-name="Standard">iterative long: 0.0ms</text:p>
      <text:p text:style-name="Standard">recursive int: 1499.0, 1495.0, 1500.0, 1506.0, 1497.0(1499.4ms)</text:p>
      <text:p text:style-name="Standard"/>
      <text:p text:style-name="Standard">27th number</text:p>
      <text:p text:style-name="Standard">trial1:</text:p>
      <text:p text:style-name="Standard">iterative int: 2.0</text:p>
      <text:p text:style-name="Standard">recursive long: 4.0</text:p>
      <text:p text:style-name="Standard">iterative long: 0.0</text:p>
      <text:p text:style-name="Standard">recursive int: 7.0</text:p>
      <text:p text:style-name="Standard"/>
      <text:p text:style-name="Standard">trial12</text:p>
      <text:p text:style-name="Standard">iterative int: 1.0</text:p>
      <text:p text:style-name="Standard">recursive long: 3.0</text:p>
      <text:p text:style-name="Standard">iterative long: 0.0</text:p>
      <text:p text:style-name="Standard">recursive int: 9.0</text:p>
      <text:p text:style-name="Standard"/>
      <text:p text:style-name="Standard">trial3:</text:p>
      <text:p text:style-name="Standard">iterative int: 2.0</text:p>
      <text:p text:style-name="Standard">recursive long: 4.0</text:p>
      <text:p text:style-name="Standard">iterative long: 0.0</text:p>
      <text:p text:style-name="Standard">recursive int: 10.0</text:p>
      <text:p text:style-name="Standard"/>
      <text:p text:style-name="Standard">trial4:</text:p>
      <text:p text:style-name="Standard">iterative int: 2.0</text:p>
      <text:p text:style-name="Standard">recursive long: 3.0</text:p>
      <text:p text:style-name="Standard">iterative long: 0.0</text:p>
      <text:p text:style-name="Standard">recursive int: 9.0</text:p>
      <text:p text:style-name="Standard"/>
      <text:p text:style-name="Standard">trial5:</text:p>
      <text:p text:style-name="Standard">iterative int: 1.0</text:p>
      <text:p text:style-name="Standard">recursive long: 3.0</text:p>
      <text:p text:style-name="Standard">iterative long: 0.0</text:p>
      <text:p text:style-name="Standard">recursive int: 8.0</text:p>
      <text:p text:style-name="Standard"/>
      <text:p text:style-name="Standard">means for the 27th number</text:p>
      <text:p text:style-name="Standard">iterative int: 2.0, 2.0, 2.0, 1.0, 1.0(1.6ms)</text:p>
      <text:p text:style-name="Standard">recursive long: 3.0, 3.0, 3.0, 4.0, 4.0(3.4ms)</text:p>
      <text:p text:style-name="Standard">iterative long: 0.0ms</text:p>
      <text:p text:style-name="Standard">recursive int: 7.0, 9.0, 10.0, 9.0, 8.0(43ms)</text:p>
      <text:p text:style-name="Standard"/>
      <text:p text:style-name="Standard"><text:soft-page-break/>34 number</text:p>
      <text:p text:style-name="Standard">trial1:</text:p>
      <text:p text:style-name="Standard">iterative int: 2.0</text:p>
      <text:p text:style-name="Standard">recursive long: 34.0</text:p>
      <text:p text:style-name="Standard">iterative long: 0.0</text:p>
      <text:p text:style-name="Standard">recursive int: 40.0</text:p>
      <text:p text:style-name="Standard"/>
      <text:p text:style-name="Standard">trial2:</text:p>
      <text:p text:style-name="Standard">iterative int: 1.0</text:p>
      <text:p text:style-name="Standard">recursive long: 35.0</text:p>
      <text:p text:style-name="Standard">iterative long: 0.0</text:p>
      <text:p text:style-name="Standard">recursive int: 39.0</text:p>
      <text:p text:style-name="Standard"/>
      <text:p text:style-name="Standard">trial3:</text:p>
      <text:p text:style-name="Standard">iterative int: 1.0</text:p>
      <text:p text:style-name="Standard">recursive long: 36.0</text:p>
      <text:p text:style-name="Standard">iterative long: 0.0</text:p>
      <text:p text:style-name="Standard">recursive int: 41.0</text:p>
      <text:p text:style-name="Standard"/>
      <text:p text:style-name="Standard">trial4:</text:p>
      <text:p text:style-name="Standard">iterative int: 2.0</text:p>
      <text:p text:style-name="Standard">recursive long: 35.0</text:p>
      <text:p text:style-name="Standard">iterative long: 0.0</text:p>
      <text:p text:style-name="Standard">recursive int: 45.0</text:p>
      <text:p text:style-name="Standard"/>
      <text:p text:style-name="Standard">trial5:</text:p>
      <text:p text:style-name="Standard">iterative int: 2.0</text:p>
      <text:p text:style-name="Standard">recursive long: 35.0</text:p>
      <text:p text:style-name="Standard">iterative long: 0.0</text:p>
      <text:p text:style-name="Standard">recursive int: 40.0</text:p>
      <text:p text:style-name="Standard"/>
      <text:p text:style-name="Standard">mean of the 34th number</text:p>
      <text:p text:style-name="Standard">iterative int: 2.0, 2.0, 2.0, 1.0, 1.0(1.6ms)</text:p>
      <text:p text:style-name="Standard">recursive long: 34.0, 35.0, 36.0, 35.0, 35.0(35ms)</text:p>
      <text:p text:style-name="Standard">iterative long:0.0ms</text:p>
      <text:p text:style-name="Standard">recursive int: 40.0, 39.0, 41.0, 45.0, 40.0(41m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Landgrebe</meta:initial-creator>
    <meta:creation-date>2013-02-02T14:55:56</meta:creation-date>
    <dc:date>2013-02-04T21:29:43</dc:date>
    <dc:creator>Andreas Landgrebe</dc:creator>
    <meta:editing-duration>PT9M39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8" meta:paragraph-count="312" meta:word-count="969" meta:character-count="6173" meta:non-whitespace-character-count="5511"/>
  </office:meta>
</office:document-meta>
</file>